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ospace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11in" fo:line-height="105%" fo:text-align="center" style:justify-single-word="false" style:text-autospace="none"/>
      <style:text-properties fo:color="#000000" style:text-position="0% 100%" style:font-name="TimesNewRomanPS-BoldMT" fo:font-size="14pt" style:text-underline-style="none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2" style:family="paragraph" style:parent-style-name="Standard" style:list-style-name="">
      <style:paragraph-properties fo:margin-top="0in" fo:margin-bottom="0.111in" fo:line-height="105%" fo:text-align="center" style:justify-single-word="false" style:text-autospace="none"/>
      <style:text-properties fo:color="#000000" style:text-position="0% 100%" style:font-name="TimesNewRomanPSMT" fo:font-size="14pt" style:text-underline-style="none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3" style:family="paragraph" style:parent-style-name="Standard" style:list-style-name="">
      <style:paragraph-properties fo:margin-top="0in" fo:margin-bottom="0.111in" fo:line-height="105%" style:text-autospace="none"/>
      <style:text-properties fo:color="#000000" style:text-position="0% 100%" style:font-name="TimesNewRomanPSMT" fo:font-size="14pt" style:text-underline-style="none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4" style:family="paragraph" style:parent-style-name="Standard" style:list-style-name="">
      <style:paragraph-properties fo:margin-top="0in" fo:margin-bottom="0.111in" fo:line-height="105%" fo:text-align="start" style:justify-single-word="false" style:text-autospace="none"/>
      <style:text-properties fo:color="#000000" style:text-position="0% 100%" style:font-name="TimesNewRomanPSMT" fo:font-size="14pt" style:text-underline-style="none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5" style:family="paragraph" style:parent-style-name="Standard" style:list-style-name="">
      <style:paragraph-properties fo:margin-top="0in" fo:margin-bottom="0.111in" fo:line-height="105%" fo:text-align="center" style:justify-single-word="false" style:text-autospace="none"/>
      <style:text-properties fo:color="#000000" style:text-position="0% 100%" style:font-name="TimesNewRomanPSMT" fo:font-size="14pt" style:text-underline-style="none" style:font-name-asian="TimesNewRomanPSMT" style:font-size-asian="14pt" style:font-name-complex="TimesNewRomanPSMT" style:font-size-complex="14pt"/>
    </style:style>
    <style:style style:name="P6" style:family="paragraph" style:parent-style-name="Standard" style:list-style-name="">
      <style:paragraph-properties fo:margin-top="0in" fo:margin-bottom="0.111in" fo:line-height="105%" fo:text-align="center" style:justify-single-word="false" style:text-autospace="none"/>
      <style:text-properties fo:color="#000000" style:text-position="0% 100%" style:font-name="Times New Roman" fo:font-size="15pt" style:text-underline-style="none" fo:font-weight="bold" style:font-name-asian="TimesNewRomanPS-BoldMT" style:font-size-asian="15pt" style:font-weight-asian="bold" style:font-name-complex="TimesNewRomanPS-BoldMT" style:font-size-complex="15pt" style:font-weight-complex="bold"/>
    </style:style>
    <style:style style:name="P7" style:family="paragraph" style:parent-style-name="Standard" style:list-style-name="">
      <style:paragraph-properties fo:margin-top="0in" fo:margin-bottom="0.111in" fo:line-height="105%" fo:text-align="center" style:justify-single-word="false" style:text-autospace="none"/>
      <style:text-properties fo:color="#000000" style:text-position="0% 100%" style:font-name="Times New Roman" fo:font-size="15pt" style:text-underline-style="none" fo:font-weight="normal" style:font-name-asian="TimesNewRomanPSMT" style:font-size-asian="15pt" style:font-weight-asian="normal" style:font-name-complex="TimesNewRomanPSMT" style:font-size-complex="15pt" style:font-weight-complex="normal"/>
    </style:style>
    <style:style style:name="P8" style:family="paragraph" style:parent-style-name="Standard" style:list-style-name="">
      <style:paragraph-properties fo:margin-top="0in" fo:margin-bottom="0.111in" fo:line-height="105%" fo:text-align="end" style:justify-single-word="false" style:text-autospace="none"/>
      <style:text-properties fo:color="#000000" style:text-position="0% 100%" style:font-name="Times New Roman" fo:font-size="14pt" style:text-underline-style="none" style:font-name-asian="TimesNewRomanPSMT" style:font-size-asian="14pt" style:font-name-complex="TimesNewRomanPSMT" style:font-size-complex="14pt"/>
    </style:style>
    <style:style style:name="P9" style:family="paragraph" style:parent-style-name="Standard" style:list-style-name="">
      <style:paragraph-properties fo:margin-top="0in" fo:margin-bottom="0.111in" fo:line-height="105%" fo:text-align="center" style:justify-single-word="false" style:text-autospace="none"/>
      <style:text-properties style:font-name="Times New Roman"/>
    </style:style>
    <style:style style:name="P10" style:family="paragraph" style:parent-style-name="Standard" style:list-style-name="">
      <style:paragraph-properties fo:margin-top="0in" fo:margin-bottom="0.111in" fo:line-height="105%" fo:text-align="end" style:justify-single-word="false" style:text-autospace="none"/>
      <style:text-properties style:font-name="Times New Roman"/>
    </style:style>
    <style:style style:name="P11" style:family="paragraph" style:parent-style-name="Standard" style:list-style-name="">
      <style:paragraph-properties fo:margin-top="0in" fo:margin-bottom="0.111in" fo:line-height="105%" fo:text-align="center" style:justify-single-word="false" style:text-autospace="none"/>
      <style:text-properties fo:color="#18191b" style:text-position="0% 100%" style:font-name="TimesNewRomanPS-BoldMT" fo:font-size="14pt" style:text-underline-style="none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12" style:family="paragraph" style:parent-style-name="Standard" style:list-style-name="">
      <style:paragraph-properties fo:margin-top="0in" fo:margin-bottom="0.111in" fo:line-height="105%" fo:text-align="start" style:justify-single-word="false" style:text-autospace="none"/>
      <style:text-properties fo:color="#18191b" style:text-position="0% 100%" style:font-name="Times New Roman1" fo:font-size="14pt" style:text-underline-style="none" fo:font-weight="normal" style:font-name-asian="TimesNewRomanPS-BoldMT" style:font-size-asian="14pt" style:font-weight-asian="normal" style:font-name-complex="TimesNewRomanPS-BoldMT" style:font-size-complex="14pt" style:font-weight-complex="normal"/>
    </style:style>
    <style:style style:name="P13" style:family="paragraph" style:parent-style-name="Standard" style:list-style-name="">
      <style:paragraph-properties fo:margin-left="0in" fo:margin-right="0in" fo:margin-top="0in" fo:margin-bottom="0.111in" fo:line-height="105%" fo:text-indent="0.25in" style:auto-text-indent="false" style:text-autospace="none"/>
      <style:text-properties fo:color="#000000" style:text-position="0% 100%" style:font-name="TimesNewRomanPSMT" fo:font-size="14pt" style:text-underline-style="none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14" style:family="paragraph" style:parent-style-name="Standard" style:list-style-name="L1">
      <style:paragraph-properties fo:margin-left="0in" fo:margin-right="0in" fo:margin-top="0in" fo:margin-bottom="0.111in" fo:line-height="105%" fo:text-indent="0in" style:auto-text-indent="false" style:text-autospace="none">
        <style:tab-stops>
          <style:tab-stop style:position="-0.25in"/>
          <style:tab-stop style:position="0in"/>
        </style:tab-stops>
      </style:paragraph-properties>
      <style:text-properties fo:color="#000000" style:text-position="0% 100%" style:font-name="TimesNewRomanPSMT" fo:font-size="14pt" style:text-underline-style="none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15" style:family="paragraph" style:parent-style-name="Preformatted_20_Text">
      <style:text-properties fo:color="#eeffff" style:font-name="Menlo" fo:font-size="16.2000007629395pt" fo:background-color="#212121"/>
    </style:style>
    <style:style style:name="P16" style:family="paragraph" style:parent-style-name="Preformatted_20_Text">
      <style:text-properties fo:color="#eeffff" fo:background-color="#212121"/>
    </style:style>
    <style:style style:name="P17" style:family="paragraph" style:parent-style-name="Preformatted_20_Text">
      <style:text-properties fo:color="#c792ea" fo:background-color="#212121"/>
    </style:style>
    <style:style style:name="P18" style:family="paragraph" style:parent-style-name="Preformatted_20_Text">
      <style:paragraph-properties fo:margin-top="0in" fo:margin-bottom="0.1965in"/>
      <style:text-properties fo:color="#eeffff" style:font-name="Menlo" fo:font-size="16.2000007629395pt" fo:background-color="#212121"/>
    </style:style>
    <style:style style:name="P19" style:family="paragraph" style:parent-style-name="Preformatted_20_Text" style:list-style-name="">
      <style:paragraph-properties fo:margin-top="0in" fo:margin-bottom="0.111in" fo:line-height="105%" fo:text-align="center" style:justify-single-word="false" style:text-autospace="none"/>
      <style:text-properties fo:color="#eeffff" style:text-position="0% 100%" style:font-name="Menlo" fo:font-size="16.2000007629395pt" style:text-underline-style="none" fo:font-weight="normal" fo:background-color="#212121" style:font-name-asian="TimesNewRomanPSMT" style:font-size-asian="14pt" style:font-weight-asian="normal" style:font-name-complex="TimesNewRomanPSMT" style:font-size-complex="14pt" style:font-weight-complex="normal"/>
    </style:style>
    <style:style style:name="T1" style:family="text">
      <style:text-properties fo:color="#000000" style:text-position="0% 100%" style:font-name="TimesNewRomanPSMT" fo:font-size="14pt" style:text-underline-style="none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2" style:family="text">
      <style:text-properties fo:color="#000000" style:text-position="0% 100%" fo:font-size="14pt" style:text-underline-style="none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3" style:family="text">
      <style:text-properties fo:color="#000000" style:text-position="0% 100%" fo:font-size="11pt" style:text-underline-style="none" style:font-name-asian="Calibri" style:font-size-asian="11pt" style:font-name-complex="Calibri" style:font-size-complex="11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NewRomanPS-BoldMT" fo:font-weight="bold" style:font-name-asian="TimesNewRomanPS-BoldMT" style:font-weight-asian="bold" style:font-name-complex="TimesNewRomanPS-BoldMT" style:font-weight-complex="bold"/>
    </style:style>
    <style:style style:name="T6" style:family="text">
      <style:text-properties fo:color="#c792ea"/>
    </style:style>
    <style:style style:name="T7" style:family="text">
      <style:text-properties fo:color="#c792ea" fo:font-style="italic"/>
    </style:style>
    <style:style style:name="T8" style:family="text">
      <style:text-properties fo:color="#c792ea" style:font-name="Menlo" fo:font-size="16.2000007629395pt" fo:font-style="italic"/>
    </style:style>
    <style:style style:name="T9" style:family="text">
      <style:text-properties fo:color="#82aaff"/>
    </style:style>
    <style:style style:name="T10" style:family="text">
      <style:text-properties fo:color="#82aaff" style:font-name="Menlo" fo:font-size="16.2000007629395pt"/>
    </style:style>
    <style:style style:name="T11" style:family="text">
      <style:text-properties fo:color="#82aaff" style:font-name="Menlo" fo:font-size="16.2000007629395pt" fo:font-style="italic"/>
    </style:style>
    <style:style style:name="T12" style:family="text">
      <style:text-properties fo:color="#89ddff"/>
    </style:style>
    <style:style style:name="T13" style:family="text">
      <style:text-properties fo:color="#89ddff" style:font-name="Menlo" fo:font-size="16.2000007629395pt"/>
    </style:style>
    <style:style style:name="T14" style:family="text">
      <style:text-properties style:font-name="Menlo" fo:font-size="16.2000007629395pt"/>
    </style:style>
    <style:style style:name="T15" style:family="text">
      <style:text-properties style:font-name="Menlo" fo:font-size="16.2000007629395pt" fo:font-style="italic"/>
    </style:style>
    <style:style style:name="T16" style:family="text">
      <style:text-properties fo:color="#c3e88d" style:font-name="Menlo" fo:font-size="16.2000007629395pt"/>
    </style:style>
    <style:style style:name="T17" style:family="text">
      <style:text-properties fo:color="#f78c6c"/>
    </style:style>
    <style:style style:name="T18" style:family="text">
      <style:text-properties fo:color="#f78c6c" style:font-name="Menlo" fo:font-size="16.200000762939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ФГБОУ ВО «МОСКОВСКИЙ ПОЛИТЕХНИЧЕСКИЙ УНИВЕРСИТЕТ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Лабораторная работа №5</text:p>
      <text:p text:style-name="P7">По дисциплине: Основы программирования</text:p>
      <text:p text:style-name="P9"><text:span text:style-name="T2">Разветвляющиеся вычислительные процессы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8"><text:span text:style-name="T4"><text:s text:c="18"/>Выполнила студентка</text:span></text:p>
      <text:p text:style-name="P8">1 курса группы 221-323</text:p>
      <text:p text:style-name="P8">Зернов Дмитрий</text:p>
      <text:p text:style-name="P8"/>
      <text:p text:style-name="P8">Проверила: Никишина И. А.</text:p>
      <text:p text:style-name="P8"/>
      <text:p text:style-name="P10"><text:span text:style-name="T3">________________________</text:span></text:p>
      <text:p text:style-name="P10"><text:span text:style-name="T1"/></text:p>
      <text:p text:style-name="P10"><text:span text:style-name="T1"/></text:p>
      <text:p text:style-name="P5"><text:soft-page-break/><text:span text:style-name="T1"/></text:p>
      <text:p text:style-name="P5"><text:span text:style-name="T1"/></text:p>
      <text:p text:style-name="P5"><text:span text:style-name="T4">Москва 2022</text:span></text:p>
      <text:p text:style-name="P1">Постановка задачи:</text:p>
      <text:p text:style-name="P13">Дать студентам практический навык в написании программ обработки одномерных массивов: поиск максимумов и минимумов, сортировки.</text:p>
      <text:p text:style-name="P3"><text:tab/>Переставляя строки заданной матрицы, расположить их в соответствии с убыванием характеристик.</text:p>
      <text:p text:style-name="P3"><text:tab/>ПРИМЕЧАНИЕ: Характеристикой строки целочисленной матрицы назовем сумму ее отрицательных четных элементов. </text:p>
      <text:p text:style-name="P3"/>
      <text:p text:style-name="P1">Теоретическая часть</text:p>
      <text:p text:style-name="P4">Организация двумерных массивов</text:p>
      <text:p text:style-name="P3"><text:tab/>В Python реализовать массив можно через вложенные списки. В следующем листинге программы показан прием формирования двумерного списка и способы инициализации его элементов. В этой программе следует обратить внимание на то, что элемент списка, ранее инициированный числом, получает значение значение строкового типа и преобразование делается по умолчанию.</text:p>
      <text:p text:style-name="P11">Описание программы</text:p>
      <text:p text:style-name="P12">Данная работа выполнена на высокоуровневом языке программирования “Python”, версии “3.9.6”. Операционная система macOS Monterey, версии “12.5”. Тип процессора – Mac M1 Pro.</text:p>
      <text:p text:style-name="P1">Описание алгоритма</text:p>
      <text:list xml:id="list8956929989079341777" text:style-name="L1">
        <text:list-item>
          <text:p text:style-name="P14"><text:span text:style-name="T5">Запросить размер массива NxN ( размеры квадратной матрицы ).</text:span></text:p>
        </text:list-item>
        <text:list-item>
          <text:p text:style-name="P14"><text:span text:style-name="T5">Заполнение массива матрицы случайными числами в определенном диапазоне.</text:span></text:p>
        </text:list-item>
        <text:list-item>
          <text:p text:style-name="P14"><text:span text:style-name="T5">Вычисление суммы элементов для каждой строки, в которой нет отрицательных элементов.</text:span></text:p>
        </text:list-item>
        <text:list-item>
          <text:p text:style-name="P14"><text:span text:style-name="T5">Вычисление суммы элементов всех строк, в которых нет отрицательных элементов.</text:span></text:p>
        </text:list-item>
        <text:list-item>
          <text:p text:style-name="P14"><text:span text:style-name="T5">Вычисление минимальной суммы элементов среди диагоналей, побочных главной.</text:span></text:p>
        </text:list-item>
      </text:list>
      <text:p text:style-name="P2"/>
      <text:p text:style-name="P2"><text:soft-page-break/>Описание входных и выходных данных</text:p>
      <text:p text:style-name="P4">Программа запрашивает размерность матрицы. Результаты работы программы выводятся на экран монитора. Тип элементов матрицы – целочисленный ( int ).</text:p>
      <text:p text:style-name="P4"/>
      <text:p text:style-name="P4"/>
      <text:p text:style-name="P2">Листинг программы</text:p>
      <text:p text:style-name="P19"><text:span text:style-name="T7">import </text:span>numpy <text:span text:style-name="T7">as </text:span>np</text:p>
      <text:p text:style-name="P15"><text:span text:style-name="T7">def </text:span><text:span text:style-name="T9">main</text:span><text:span text:style-name="T12">():</text:span></text:p>
      <text:p text:style-name="P16"><text:span text:style-name="T12"><text:s text:c="4"/></text:span><text:span text:style-name="T8">try</text:span><text:span text:style-name="T13">:</text:span></text:p>
      <text:p text:style-name="P16"><text:span text:style-name="T12"><text:s text:c="8"/></text:span><text:span text:style-name="T14">n </text:span><text:span text:style-name="T13">= </text:span><text:span text:style-name="T11">int</text:span><text:span text:style-name="T13">(</text:span><text:span text:style-name="T11">input</text:span><text:span text:style-name="T13">(</text:span><text:span text:style-name="T16">"Введите размер матрицы (NxN): "</text:span><text:span text:style-name="T13">))</text:span></text:p>
      <text:p text:style-name="P16"><text:span text:style-name="T12"><text:s text:c="8"/></text:span><text:span text:style-name="T14">A </text:span><text:span text:style-name="T13">= </text:span><text:span text:style-name="T14">np</text:span><text:span text:style-name="T13">.</text:span><text:span text:style-name="T14">random</text:span><text:span text:style-name="T13">.</text:span><text:span text:style-name="T10">randint</text:span><text:span text:style-name="T13">(-</text:span><text:span text:style-name="T18">3</text:span><text:span text:style-name="T13">, </text:span><text:span text:style-name="T18">10</text:span><text:span text:style-name="T13">, (</text:span><text:span text:style-name="T14">n</text:span><text:span text:style-name="T13">, </text:span><text:span text:style-name="T14">n</text:span><text:span text:style-name="T13">))</text:span></text:p>
      <text:p text:style-name="P16"><text:span text:style-name="T12"><text:s text:c="8"/></text:span><text:span text:style-name="T8">for </text:span><text:span text:style-name="T14">Row </text:span><text:span text:style-name="T8">in </text:span><text:span text:style-name="T11">range</text:span><text:span text:style-name="T13">(</text:span><text:span text:style-name="T14">n</text:span><text:span text:style-name="T13">):</text:span></text:p>
      <text:p text:style-name="P16"><text:span text:style-name="T12"><text:s text:c="12"/></text:span><text:span text:style-name="T8">for </text:span><text:span text:style-name="T14">Col </text:span><text:span text:style-name="T8">in </text:span><text:span text:style-name="T11">range</text:span><text:span text:style-name="T13">(</text:span><text:span text:style-name="T14">n</text:span><text:span text:style-name="T13">):</text:span></text:p>
      <text:p text:style-name="P16"><text:span text:style-name="T12"><text:s text:c="16"/></text:span><text:span text:style-name="T11">print</text:span><text:span text:style-name="T13">(</text:span><text:span text:style-name="T16">"{0:&gt;5.0f}"</text:span><text:span text:style-name="T13">.</text:span><text:span text:style-name="T10">format</text:span><text:span text:style-name="T13">(</text:span><text:span text:style-name="T14">A</text:span><text:span text:style-name="T13">[</text:span><text:span text:style-name="T14">Row</text:span><text:span text:style-name="T13">][</text:span><text:span text:style-name="T14">Col</text:span><text:span text:style-name="T13">]), </text:span><text:span text:style-name="T18">end</text:span><text:span text:style-name="T13">=</text:span><text:span text:style-name="T16">" "</text:span><text:span text:style-name="T13">)</text:span></text:p>
      <text:p text:style-name="P16"><text:span text:style-name="T12"><text:s text:c="12"/></text:span><text:span text:style-name="T11">print</text:span><text:span text:style-name="T13">()</text:span></text:p>
      <text:p text:style-name="P16"><text:span text:style-name="T12"><text:s text:c="8"/></text:span><text:span text:style-name="T11">print</text:span><text:span text:style-name="T13">()</text:span></text:p>
      <text:p text:style-name="P16"><text:span text:style-name="T12"><text:s text:c="8"/></text:span><text:span text:style-name="T14">sum_arr </text:span><text:span text:style-name="T13">= []</text:span></text:p>
      <text:p text:style-name="P16"><text:span text:style-name="T12"><text:s text:c="8"/></text:span><text:span text:style-name="T8">for </text:span><text:span text:style-name="T14">i </text:span><text:span text:style-name="T8">in </text:span><text:span text:style-name="T11">range</text:span><text:span text:style-name="T13">(</text:span><text:span text:style-name="T11">len</text:span><text:span text:style-name="T13">(</text:span><text:span text:style-name="T14">A</text:span><text:span text:style-name="T13">)):</text:span></text:p>
      <text:p text:style-name="P16"><text:span text:style-name="T12"><text:s text:c="12"/></text:span><text:span text:style-name="T14">sum </text:span><text:span text:style-name="T13">= </text:span><text:span text:style-name="T18">0</text:span></text:p>
      <text:p text:style-name="P16"><text:span text:style-name="T17"><text:s text:c="12"/></text:span><text:span text:style-name="T14">flag </text:span><text:span text:style-name="T13">= </text:span><text:span text:style-name="T8">True</text:span></text:p>
      <text:p text:style-name="P16"><text:span text:style-name="T6"><text:s text:c="12"/></text:span><text:span text:style-name="T8">for </text:span><text:span text:style-name="T14">el </text:span><text:span text:style-name="T8">in </text:span><text:span text:style-name="T14">A</text:span><text:span text:style-name="T13">[</text:span><text:span text:style-name="T14">i</text:span><text:span text:style-name="T13">]:</text:span></text:p>
      <text:p text:style-name="P16"><text:span text:style-name="T12"><text:s text:c="16"/></text:span><text:span text:style-name="T8">if </text:span><text:span text:style-name="T14">el </text:span><text:span text:style-name="T13">&gt;= </text:span><text:span text:style-name="T18">0</text:span><text:span text:style-name="T13">:</text:span></text:p>
      <text:p text:style-name="P16"><text:span text:style-name="T12"><text:s text:c="20"/></text:span><text:span text:style-name="T14">sum </text:span><text:span text:style-name="T13">+= </text:span><text:span text:style-name="T14">el</text:span></text:p>
      <text:p text:style-name="P16"><text:s text:c="16"/><text:span text:style-name="T8">else</text:span><text:span text:style-name="T13">:</text:span></text:p>
      <text:p text:style-name="P16"><text:span text:style-name="T12"><text:s text:c="20"/></text:span><text:span text:style-name="T14">flag </text:span><text:span text:style-name="T13">= </text:span><text:span text:style-name="T8">False</text:span></text:p>
      <text:p text:style-name="P17"><text:s text:c="20"/><text:span text:style-name="T15">continue</text:span></text:p>
      <text:p text:style-name="P16"><text:span text:style-name="T6"><text:s text:c="12"/></text:span><text:span text:style-name="T8">if </text:span><text:span text:style-name="T14">flag</text:span><text:span text:style-name="T13">:</text:span></text:p>
      <text:p text:style-name="P16"><text:span text:style-name="T12"><text:s text:c="16"/></text:span><text:span text:style-name="T11">print</text:span><text:span text:style-name="T13">(</text:span><text:span text:style-name="T16">"Sum " </text:span><text:span text:style-name="T13">+ </text:span><text:span text:style-name="T11">str</text:span><text:span text:style-name="T13">(</text:span><text:span text:style-name="T14">i </text:span><text:span text:style-name="T13">+ </text:span><text:span text:style-name="T18">1</text:span><text:span text:style-name="T13">) + </text:span><text:span text:style-name="T16">": " </text:span><text:span text:style-name="T13">+ </text:span><text:span text:style-name="T11">str</text:span><text:span text:style-name="T13">(</text:span><text:span text:style-name="T14">sum</text:span><text:span text:style-name="T13">))</text:span></text:p>
      <text:p text:style-name="P16"><text:span text:style-name="T12"><text:s text:c="16"/></text:span><text:span text:style-name="T14">sum_arr</text:span><text:span text:style-name="T13">.</text:span><text:span text:style-name="T10">append</text:span><text:span text:style-name="T13">(</text:span><text:span text:style-name="T14">sum</text:span><text:span text:style-name="T13">)</text:span></text:p>
      <text:p text:style-name="P16"><text:span text:style-name="T12"><text:s text:c="12"/></text:span><text:span text:style-name="T8">else</text:span><text:span text:style-name="T13">:</text:span></text:p>
      <text:p text:style-name="P16"><text:span text:style-name="T12"><text:s text:c="16"/></text:span><text:span text:style-name="T11">print</text:span><text:span text:style-name="T13">(</text:span><text:span text:style-name="T16">"В строке есть отрицательные элементы"</text:span><text:span text:style-name="T13">)</text:span></text:p>
      <text:p text:style-name="P16"><text:span text:style-name="T12"><text:s text:c="8"/></text:span><text:span text:style-name="T14">res </text:span><text:span text:style-name="T13">= </text:span><text:span text:style-name="T18">0</text:span></text:p>
      <text:p text:style-name="P16"><text:soft-page-break/><text:span text:style-name="T17"><text:s text:c="8"/></text:span><text:span text:style-name="T8">for </text:span><text:span text:style-name="T14">i </text:span><text:span text:style-name="T8">in </text:span><text:span text:style-name="T14">sum_arr</text:span><text:span text:style-name="T13">:</text:span></text:p>
      <text:p text:style-name="P16"><text:span text:style-name="T12"><text:s text:c="12"/></text:span><text:span text:style-name="T14">res </text:span><text:span text:style-name="T13">+= </text:span><text:span text:style-name="T14">i</text:span></text:p>
      <text:p text:style-name="P16"><text:s text:c="8"/><text:span text:style-name="T11">print</text:span><text:span text:style-name="T13">(</text:span><text:span text:style-name="T16">"Сумма всех строк без отрицательных элементов: "</text:span><text:span text:style-name="T13">, </text:span><text:span text:style-name="T14">res</text:span><text:span text:style-name="T13">)</text:span></text:p>
      <text:p text:style-name="P16"><text:span text:style-name="T12"><text:s text:c="8"/></text:span><text:span text:style-name="T14">countDiagonal </text:span><text:span text:style-name="T13">= </text:span><text:span text:style-name="T18">2 </text:span><text:span text:style-name="T13">* </text:span><text:span text:style-name="T14">n </text:span><text:span text:style-name="T13">- </text:span><text:span text:style-name="T18">1</text:span></text:p>
      <text:p text:style-name="P16"><text:span text:style-name="T17"><text:s text:c="8"/></text:span><text:span text:style-name="T14">sumArray </text:span><text:span text:style-name="T13">= </text:span><text:span text:style-name="T18">0</text:span></text:p>
      <text:p text:style-name="P16"><text:span text:style-name="T17"><text:s text:c="8"/></text:span><text:span text:style-name="T14">minSum </text:span><text:span text:style-name="T13">= </text:span><text:span text:style-name="T18">1000</text:span></text:p>
      <text:p text:style-name="P16"><text:span text:style-name="T17"><text:s text:c="8"/></text:span><text:span text:style-name="T8">for </text:span><text:span text:style-name="T14">i </text:span><text:span text:style-name="T8">in </text:span><text:span text:style-name="T11">range</text:span><text:span text:style-name="T13">(</text:span><text:span text:style-name="T14">countDiagonal</text:span><text:span text:style-name="T13">):</text:span></text:p>
      <text:p text:style-name="P16"><text:span text:style-name="T12"><text:s text:c="12"/></text:span><text:span text:style-name="T14">t </text:span><text:span text:style-name="T13">= </text:span><text:span text:style-name="T14">n </text:span><text:span text:style-name="T13">- </text:span><text:span text:style-name="T14">i </text:span><text:span text:style-name="T13">- </text:span><text:span text:style-name="T18">1</text:span></text:p>
      <text:p text:style-name="P16"><text:span text:style-name="T17"><text:s text:c="12"/></text:span><text:span text:style-name="T14">row </text:span><text:span text:style-name="T13">= -</text:span><text:span text:style-name="T14">t </text:span><text:span text:style-name="T8">if </text:span><text:span text:style-name="T14">t </text:span><text:span text:style-name="T13">&lt; </text:span><text:span text:style-name="T18">0 </text:span><text:span text:style-name="T8">else </text:span><text:span text:style-name="T18">0</text:span></text:p>
      <text:p text:style-name="P16"><text:span text:style-name="T17"><text:s text:c="12"/></text:span><text:span text:style-name="T14">col </text:span><text:span text:style-name="T13">= </text:span><text:span text:style-name="T14">t</text:span><text:span text:style-name="T13">-</text:span><text:span text:style-name="T18">1 </text:span><text:span text:style-name="T8">if </text:span><text:span text:style-name="T14">t </text:span><text:span text:style-name="T13">&gt; </text:span><text:span text:style-name="T18">0 </text:span><text:span text:style-name="T8">else </text:span><text:span text:style-name="T18">0</text:span></text:p>
      <text:p text:style-name="P16"><text:span text:style-name="T17"><text:s text:c="12"/></text:span><text:span text:style-name="T8">while </text:span><text:span text:style-name="T14">row </text:span><text:span text:style-name="T13">&lt; </text:span><text:span text:style-name="T14">n </text:span><text:span text:style-name="T8">and </text:span><text:span text:style-name="T14">col </text:span><text:span text:style-name="T13">&lt; </text:span><text:span text:style-name="T14">n</text:span><text:span text:style-name="T13">:</text:span></text:p>
      <text:p text:style-name="P16"><text:span text:style-name="T12"><text:s text:c="16"/></text:span><text:span text:style-name="T14">sumArray </text:span><text:span text:style-name="T13">+= </text:span><text:span text:style-name="T14">A</text:span><text:span text:style-name="T13">[</text:span><text:span text:style-name="T14">row</text:span><text:span text:style-name="T13">][</text:span><text:span text:style-name="T14">col</text:span><text:span text:style-name="T13">]</text:span></text:p>
      <text:p text:style-name="P16"><text:span text:style-name="T12"><text:s text:c="16"/></text:span><text:span text:style-name="T14">row </text:span><text:span text:style-name="T13">+= </text:span><text:span text:style-name="T18">1</text:span></text:p>
      <text:p text:style-name="P16"><text:span text:style-name="T17"><text:s text:c="16"/></text:span><text:span text:style-name="T14">col </text:span><text:span text:style-name="T13">+= </text:span><text:span text:style-name="T18">1</text:span></text:p>
      <text:p text:style-name="P16"><text:span text:style-name="T17"><text:s text:c="12"/></text:span><text:span text:style-name="T8">if </text:span><text:span text:style-name="T14">minSum </text:span><text:span text:style-name="T13">&gt; </text:span><text:span text:style-name="T14">sumArray</text:span><text:span text:style-name="T13">:</text:span></text:p>
      <text:p text:style-name="P16"><text:span text:style-name="T12"><text:s text:c="16"/></text:span><text:span text:style-name="T14">minSum </text:span><text:span text:style-name="T13">= </text:span><text:span text:style-name="T14">sumArray</text:span></text:p>
      <text:p text:style-name="P16"><text:s text:c="12"/><text:span text:style-name="T14">sumArray </text:span><text:span text:style-name="T13">= </text:span><text:span text:style-name="T18">0</text:span></text:p>
      <text:p text:style-name="P16"><text:span text:style-name="T17"><text:s text:c="8"/></text:span><text:span text:style-name="T11">print</text:span><text:span text:style-name="T13">(</text:span><text:span text:style-name="T16">"Минимум, среди сумм диагоналей паралельных главной: "</text:span><text:span text:style-name="T13">, </text:span><text:span text:style-name="T14">minSum</text:span><text:span text:style-name="T13">)</text:span></text:p>
      <text:p text:style-name="P16"><text:span text:style-name="T12"><text:s text:c="4"/></text:span><text:span text:style-name="T8">except </text:span><text:span text:style-name="T11">Exception </text:span><text:span text:style-name="T8">as </text:span><text:span text:style-name="T14">e</text:span><text:span text:style-name="T13">:</text:span></text:p>
      <text:p text:style-name="P16"><text:span text:style-name="T12"><text:s text:c="8"/></text:span><text:span text:style-name="T11">print</text:span><text:span text:style-name="T13">(</text:span><text:span text:style-name="T14">e</text:span><text:span text:style-name="T13">)</text:span></text:p>
      <text:p text:style-name="P16"><text:span text:style-name="T12"><text:s text:c="8"/></text:span><text:span text:style-name="T11">print</text:span><text:span text:style-name="T13">(</text:span><text:span text:style-name="T14">e</text:span><text:span text:style-name="T13">.</text:span><text:span text:style-name="T11">__doc__</text:span><text:span text:style-name="T13">)</text:span></text:p>
      <text:p text:style-name="P16"><text:span text:style-name="T12"><text:s text:c="8"/></text:span><text:span text:style-name="T11">exit</text:span><text:span text:style-name="T13">(</text:span><text:span text:style-name="T18">1</text:span><text:span text:style-name="T13">)</text:span></text:p>
      <text:p text:style-name="P18"><text:span text:style-name="T9">main</text:span><text:span text:style-name="T12">()</text:span></text:p>
      <text:p text:style-name="P2"/>
      <text:p text:style-name="P10"><text:span text:style-name="T1"/></text:p>
      <text:p text:style-name="P9"><text:span text:style-name="T1">Результат работы программы</text:span></text:p>
      <text:p text:style-name="P9"><text:span text:style-name="T1">Введите размер матрицы (NxN): 5</text:span></text:p>
      <text:p text:style-name="P9"><text:span text:style-name="T1"><text:s text:c="3"/>-1 <text:s text:c="3"/>-2 <text:s text:c="4"/>6 <text:s text:c="4"/>2 <text:s text:c="4"/>8 </text:span></text:p>
      <text:p text:style-name="P9"><text:span text:style-name="T1"><text:s text:c="3"/>-2 <text:s text:c="4"/>6 <text:s text:c="3"/>-1 <text:s text:c="4"/>1 <text:s text:c="4"/>4 </text:span></text:p>
      <text:p text:style-name="P9"><text:span text:style-name="T1"><text:s text:c="4"/>0 <text:s text:c="4"/>5 <text:s text:c="4"/>5 <text:s text:c="4"/>5 <text:s text:c="4"/>7 </text:span></text:p>
      <text:p text:style-name="P9"><text:span text:style-name="T1"><text:s text:c="3"/>-2 <text:s text:c="4"/>2 <text:s text:c="4"/>6 <text:s text:c="4"/>5 <text:s text:c="4"/>4 </text:span></text:p>
      <text:p text:style-name="P9"><text:span text:style-name="T1"><text:s text:c="4"/>3 <text:s text:c="4"/>0 <text:s text:c="4"/>3 <text:s text:c="4"/>6 <text:s text:c="4"/>7 </text:span></text:p>
      <text:p text:style-name="P9"><text:span text:style-name="T1"/></text:p>
      <text:p text:style-name="P9"><text:soft-page-break/><text:span text:style-name="T1">В строке есть отрицательные элементы</text:span></text:p>
      <text:p text:style-name="P9"><text:span text:style-name="T1">В строке есть отрицательные элементы</text:span></text:p>
      <text:p text:style-name="P9"><text:span text:style-name="T1">Sum 3: 22</text:span></text:p>
      <text:p text:style-name="P9"><text:span text:style-name="T1">В строке есть отрицательные элементы</text:span></text:p>
      <text:p text:style-name="P9"><text:span text:style-name="T1">Sum 5: 19</text:span></text:p>
      <text:p text:style-name="P9"><text:span text:style-name="T1">Сумма всех строк без отрицательных элементов: <text:s/>41</text:span></text:p>
      <text:p text:style-name="P9"><text:span text:style-name="T1">Минимум, среди сумм диагоналей паралельных главной: <text:s/>-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ospace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RTF_5f_Num_20_2_20_1" style:display-name="RTF_Num 2 1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ван Кулаков</meta:initial-creator>
    <meta:creation-date>2022-12-07T21:06:04</meta:creation-date>
    <dc:date>2022-12-07T23:09:39</dc:date>
    <dc:creator>Иван Кулаков</dc:creator>
    <meta:editing-duration>PT2H3M35S</meta:editing-duration>
    <meta:editing-cycles>5</meta:editing-cycles>
    <meta:generator>OpenOffice/4.1.13$Unix OpenOffice.org_project/4113m1$Build-9810</meta:generator>
    <meta:document-statistic meta:table-count="0" meta:image-count="0" meta:object-count="0" meta:page-count="5" meta:paragraph-count="91" meta:word-count="476" meta:character-count="3711"/>
  </office:meta>
</office:document-meta>
</file>